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05c19" officeooo:paragraph-rsid="00005c19"/>
    </style:style>
    <style:style style:name="P2" style:family="paragraph">
      <loext:graphic-properties draw:fill="solid" draw:fill-color="#ffff99"/>
    </style:style>
    <style:style style:name="P3" style:family="paragraph">
      <loext:graphic-properties draw:fill="none" draw:fill-color="#ffffff"/>
    </style:style>
    <style:style style:name="gr1" style:family="graphic">
      <style:graphic-properties draw:stroke="solid" svg:stroke-color="#000000" draw:fill="solid" draw:fill-color="#ffff99" fo:min-height="1.1665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solid" svg:stroke-width="0.0209in" svg:stroke-color="#000000" draw:marker-start-width="0.1701in" draw:marker-end-width="0.1701in" draw:fill="none" draw:fill-color="#ffffff" fo:min-height="1.5264in" fo:padding-top="0.0102in" fo:padding-bottom="0.0102in" fo:padding-left="0.0102in" fo:padding-right="0.0102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text:anchor-type="paragraph" draw:z-index="1" draw:name="Textrahmen 1" draw:style-name="gr1" draw:text-style-name="P2" svg:width="2.5315in" svg:height="1.1669in" svg:x="2.0327in" svg:y="0.0209in"><draw:text-box><text:p>FooBar</text:p></draw:text-box></draw:frame><draw:frame text:anchor-type="paragraph" draw:z-index="0" draw:name="Textrahmen 2" draw:style-name="gr2" draw:text-style-name="P3" svg:width="4.9378in" svg:height="1.5476in" svg:x="-0.089in" svg:y="-0.1098in"><draw:text-box><text:p/></draw:text-box></draw:frame>Markdown LibreOffice Test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A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de" fo:country="A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4T18:43:42.550219360</meta:creation-date>
    <meta:editing-cycles>1</meta:editing-cycles>
    <meta:editing-duration>PT4M50S</meta:editing-duration>
    <dc:date>2023-11-04T18:48:31.915086276</dc:date>
    <meta:generator>LibreOffice/7.3.7.2$Linux_X86_64 LibreOffice_project/30$Build-2</meta:generator>
    <meta:document-statistic meta:table-count="0" meta:image-count="0" meta:object-count="0" meta:page-count="1" meta:paragraph-count="1" meta:word-count="3" meta:character-count="25" meta:non-whitespace-character-count="23"/>
  </office:meta>
</office:document-meta>
</file>